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8.55" calcext:value-type="float">
            <text:p>-48,55</text:p>
          </table:table-cell>
          <table:table-cell table:style-name="ce7" office:value-type="float" office:value="-36.87" calcext:value-type="float">
            <text:p>-36,87</text:p>
          </table:table-cell>
          <table:table-cell table:style-name="ce7" office:value-type="float" office:value="-25.6" calcext:value-type="float">
            <text:p>-25,6</text:p>
          </table:table-cell>
          <table:table-cell table:style-name="ce7" office:value-type="float" office:value="-18.56" calcext:value-type="float">
            <text:p>-18,56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9.33" calcext:value-type="float">
            <text:p>-9,33</text:p>
          </table:table-cell>
          <table:table-cell table:style-name="ce19" table:formula="of:=-([.$B$22]+[.$C$3]-[.$B$23]-[.C5])" office:value-type="float" office:value="-7.65" calcext:value-type="float">
            <text:p>-7,65</text:p>
          </table:table-cell>
          <table:table-cell table:style-name="ce19" table:formula="of:=-([.$B$22]+[.$D$3]-[.$B$23]-[.D5])" office:value-type="float" office:value="-6.38" calcext:value-type="float">
            <text:p>-6,38</text:p>
          </table:table-cell>
          <table:table-cell table:style-name="ce19" table:formula="of:=-([.$B$22]+[.$E$3]-[.$B$23]-[.E5])" office:value-type="float" office:value="-9.34" calcext:value-type="float">
            <text:p>-9,34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43.14" calcext:value-type="float">
            <text:p>-43,14</text:p>
          </table:table-cell>
          <table:table-cell table:style-name="ce7" office:value-type="float" office:value="-33.45" calcext:value-type="float">
            <text:p>-33,45</text:p>
          </table:table-cell>
          <table:table-cell table:style-name="ce7" office:value-type="float" office:value="-23.92" calcext:value-type="float">
            <text:p>-23,92</text:p>
          </table:table-cell>
          <table:table-cell table:style-name="ce7" office:value-type="float" office:value="-18.11" calcext:value-type="float">
            <text:p>-18,11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3.92" calcext:value-type="float">
            <text:p>-3,92</text:p>
          </table:table-cell>
          <table:table-cell table:style-name="ce19" table:formula="of:=-([.$B$22]+[.$C$3]-[.$B$23]-[.C6])" office:value-type="float" office:value="-4.23" calcext:value-type="float">
            <text:p>-4,23</text:p>
          </table:table-cell>
          <table:table-cell table:style-name="ce19" table:formula="of:=-([.$B$22]+[.$D$3]-[.$B$23]-[.D6])" office:value-type="float" office:value="-4.7" calcext:value-type="float">
            <text:p>-4,70</text:p>
          </table:table-cell>
          <table:table-cell table:style-name="ce19" table:formula="of:=-([.$B$22]+[.$E$3]-[.$B$23]-[.E6])" office:value-type="float" office:value="-8.89" calcext:value-type="float">
            <text:p>-8,89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43.02" calcext:value-type="float">
            <text:p>-43,02</text:p>
          </table:table-cell>
          <table:table-cell table:style-name="ce7" office:value-type="float" office:value="-33.27" calcext:value-type="float">
            <text:p>-33,27</text:p>
          </table:table-cell>
          <table:table-cell table:style-name="ce7" office:value-type="float" office:value="-23.5" calcext:value-type="float">
            <text:p>-23,5</text:p>
          </table:table-cell>
          <table:table-cell table:style-name="ce7" office:value-type="float" office:value="-18.8" calcext:value-type="float">
            <text:p>-18,8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3.8" calcext:value-type="float">
            <text:p>-3,80</text:p>
          </table:table-cell>
          <table:table-cell table:style-name="ce19" table:formula="of:=-([.$B$22]+[.$C$3]-[.$B$23]-[.C7])" office:value-type="float" office:value="-4.05" calcext:value-type="float">
            <text:p>-4,05</text:p>
          </table:table-cell>
          <table:table-cell table:style-name="ce19" table:formula="of:=-([.$B$22]+[.$D$3]-[.$B$23]-[.D7])" office:value-type="float" office:value="-4.28" calcext:value-type="float">
            <text:p>-4,28</text:p>
          </table:table-cell>
          <table:table-cell table:style-name="ce19" table:formula="of:=-([.$B$22]+[.$E$3]-[.$B$23]-[.E7])" office:value-type="float" office:value="-9.58" calcext:value-type="float">
            <text:p>-9,58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42.9" calcext:value-type="float">
            <text:p>-42,9</text:p>
          </table:table-cell>
          <table:table-cell table:style-name="ce7" office:value-type="float" office:value="-33.33" calcext:value-type="float">
            <text:p>-33,33</text:p>
          </table:table-cell>
          <table:table-cell table:style-name="ce7" office:value-type="float" office:value="-23.59" calcext:value-type="float">
            <text:p>-23,59</text:p>
          </table:table-cell>
          <table:table-cell table:style-name="ce7" office:value-type="float" office:value="-18.96" calcext:value-type="float">
            <text:p>-18,96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3.68" calcext:value-type="float">
            <text:p>-3,68</text:p>
          </table:table-cell>
          <table:table-cell table:style-name="ce19" table:formula="of:=-([.$B$22]+[.$C$3]-[.$B$23]-[.C8])" office:value-type="float" office:value="-4.11" calcext:value-type="float">
            <text:p>-4,11</text:p>
          </table:table-cell>
          <table:table-cell table:style-name="ce19" table:formula="of:=-([.$B$22]+[.$D$3]-[.$B$23]-[.D8])" office:value-type="float" office:value="-4.37" calcext:value-type="float">
            <text:p>-4,37</text:p>
          </table:table-cell>
          <table:table-cell table:style-name="ce19" table:formula="of:=-([.$B$22]+[.$E$3]-[.$B$23]-[.E8])" office:value-type="float" office:value="-9.74" calcext:value-type="float">
            <text:p>-9,74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43.36" calcext:value-type="float">
            <text:p>-43,36</text:p>
          </table:table-cell>
          <table:table-cell table:style-name="ce7" office:value-type="float" office:value="-33.63" calcext:value-type="float">
            <text:p>-33,63</text:p>
          </table:table-cell>
          <table:table-cell table:style-name="ce7" office:value-type="float" office:value="-23.84" calcext:value-type="float">
            <text:p>-23,84</text:p>
          </table:table-cell>
          <table:table-cell table:style-name="ce7" office:value-type="float" office:value="-19.11" calcext:value-type="float">
            <text:p>-19,11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4.14" calcext:value-type="float">
            <text:p>-4,14</text:p>
          </table:table-cell>
          <table:table-cell table:style-name="ce19" table:formula="of:=-([.$B$22]+[.$C$3]-[.$B$23]-[.C9])" office:value-type="float" office:value="-4.41" calcext:value-type="float">
            <text:p>-4,41</text:p>
          </table:table-cell>
          <table:table-cell table:style-name="ce19" table:formula="of:=-([.$B$22]+[.$D$3]-[.$B$23]-[.D9])" office:value-type="float" office:value="-4.62" calcext:value-type="float">
            <text:p>-4,62</text:p>
          </table:table-cell>
          <table:table-cell table:style-name="ce19" table:formula="of:=-([.$B$22]+[.$E$3]-[.$B$23]-[.E9])" office:value-type="float" office:value="-9.89" calcext:value-type="float">
            <text:p>-9,89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43.71" calcext:value-type="float">
            <text:p>-43,71</text:p>
          </table:table-cell>
          <table:table-cell table:style-name="ce7" office:value-type="float" office:value="-34.1" calcext:value-type="float">
            <text:p>-34,1</text:p>
          </table:table-cell>
          <table:table-cell table:style-name="ce7" office:value-type="float" office:value="-24.39" calcext:value-type="float">
            <text:p>-24,39</text:p>
          </table:table-cell>
          <table:table-cell table:style-name="ce7" office:value-type="float" office:value="-19.33" calcext:value-type="float">
            <text:p>-19,33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4.49" calcext:value-type="float">
            <text:p>-4,49</text:p>
          </table:table-cell>
          <table:table-cell table:style-name="ce19" table:formula="of:=-([.$B$22]+[.$C$3]-[.$B$23]-[.C10])" office:value-type="float" office:value="-4.88" calcext:value-type="float">
            <text:p>-4,88</text:p>
          </table:table-cell>
          <table:table-cell table:style-name="ce19" table:formula="of:=-([.$B$22]+[.$D$3]-[.$B$23]-[.D10])" office:value-type="float" office:value="-5.17" calcext:value-type="float">
            <text:p>-5,17</text:p>
          </table:table-cell>
          <table:table-cell table:style-name="ce19" table:formula="of:=-([.$B$22]+[.$E$3]-[.$B$23]-[.E10])" office:value-type="float" office:value="-10.11" calcext:value-type="float">
            <text:p>-10,11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7.44" calcext:value-type="float">
            <text:p>-47,44</text:p>
          </table:table-cell>
          <table:table-cell table:style-name="ce7" office:value-type="float" office:value="-38.21" calcext:value-type="float">
            <text:p>-38,21</text:p>
          </table:table-cell>
          <table:table-cell table:style-name="ce7" office:value-type="float" office:value="-28.6" calcext:value-type="float">
            <text:p>-28,6</text:p>
          </table:table-cell>
          <table:table-cell table:style-name="ce7" office:value-type="float" office:value="-22.37" calcext:value-type="float">
            <text:p>-22,37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8.22" calcext:value-type="float">
            <text:p>-8,22</text:p>
          </table:table-cell>
          <table:table-cell table:style-name="ce19" table:formula="of:=-([.$B$22]+[.$C$3]-[.$B$23]-[.C11])" office:value-type="float" office:value="-8.99" calcext:value-type="float">
            <text:p>-8,99</text:p>
          </table:table-cell>
          <table:table-cell table:style-name="ce19" table:formula="of:=-([.$B$22]+[.$D$3]-[.$B$23]-[.D11])" office:value-type="float" office:value="-9.38" calcext:value-type="float">
            <text:p>-9,38</text:p>
          </table:table-cell>
          <table:table-cell table:style-name="ce19" table:formula="of:=-([.$B$22]+[.$E$3]-[.$B$23]-[.E11])" office:value-type="float" office:value="-13.15" calcext:value-type="float">
            <text:p>-13,15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52.45" calcext:value-type="float">
            <text:p>-52,45</text:p>
          </table:table-cell>
          <table:table-cell table:style-name="ce7" office:value-type="float" office:value="-43.34" calcext:value-type="float">
            <text:p>-43,34</text:p>
          </table:table-cell>
          <table:table-cell table:style-name="ce7" office:value-type="float" office:value="-31.9" calcext:value-type="float">
            <text:p>-31,9</text:p>
          </table:table-cell>
          <table:table-cell table:style-name="ce7" office:value-type="float" office:value="-27.08" calcext:value-type="float">
            <text:p>-27,08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3.23" calcext:value-type="float">
            <text:p>-13,23</text:p>
          </table:table-cell>
          <table:table-cell table:style-name="ce19" table:formula="of:=-([.$B$22]+[.$C$3]-[.$B$23]-[.C12])" office:value-type="float" office:value="-14.12" calcext:value-type="float">
            <text:p>-14,12</text:p>
          </table:table-cell>
          <table:table-cell table:style-name="ce19" table:formula="of:=-([.$B$22]+[.$D$3]-[.$B$23]-[.D12])" office:value-type="float" office:value="-12.68" calcext:value-type="float">
            <text:p>-12,68</text:p>
          </table:table-cell>
          <table:table-cell table:style-name="ce19" table:formula="of:=-([.$B$22]+[.$E$3]-[.$B$23]-[.E12])" office:value-type="float" office:value="-17.86" calcext:value-type="float">
            <text:p>-17,86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53.57" calcext:value-type="float">
            <text:p>-53,57</text:p>
          </table:table-cell>
          <table:table-cell table:style-name="ce7" office:value-type="float" office:value="-44.32" calcext:value-type="float">
            <text:p>-44,32</text:p>
          </table:table-cell>
          <table:table-cell table:style-name="ce7" office:value-type="float" office:value="-35" calcext:value-type="float">
            <text:p>-35</text:p>
          </table:table-cell>
          <table:table-cell table:style-name="ce7" office:value-type="float" office:value="-27.87" calcext:value-type="float">
            <text:p>-27,87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4.35" calcext:value-type="float">
            <text:p>-14,35</text:p>
          </table:table-cell>
          <table:table-cell table:style-name="ce19" table:formula="of:=-([.$B$22]+[.$C$3]-[.$B$23]-[.C13])" office:value-type="float" office:value="-15.1" calcext:value-type="float">
            <text:p>-15,10</text:p>
          </table:table-cell>
          <table:table-cell table:style-name="ce19" table:formula="of:=-([.$B$22]+[.$D$3]-[.$B$23]-[.D13])" office:value-type="float" office:value="-15.78" calcext:value-type="float">
            <text:p>-15,78</text:p>
          </table:table-cell>
          <table:table-cell table:style-name="ce19" table:formula="of:=-([.$B$22]+[.$E$3]-[.$B$23]-[.E13])" office:value-type="float" office:value="-18.65" calcext:value-type="float">
            <text:p>-18,65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55.08" calcext:value-type="float">
            <text:p>-55,08</text:p>
          </table:table-cell>
          <table:table-cell table:style-name="ce7" office:value-type="float" office:value="-46.23" calcext:value-type="float">
            <text:p>-46,23</text:p>
          </table:table-cell>
          <table:table-cell table:style-name="ce7" office:value-type="float" office:value="-36.86" calcext:value-type="float">
            <text:p>-36,86</text:p>
          </table:table-cell>
          <table:table-cell table:style-name="ce7" office:value-type="float" office:value="-29.9" calcext:value-type="float">
            <text:p>-29,9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5.86" calcext:value-type="float">
            <text:p>-15,86</text:p>
          </table:table-cell>
          <table:table-cell table:style-name="ce19" table:formula="of:=-([.$B$22]+[.$C$3]-[.$B$23]-[.C14])" office:value-type="float" office:value="-17.01" calcext:value-type="float">
            <text:p>-17,01</text:p>
          </table:table-cell>
          <table:table-cell table:style-name="ce19" table:formula="of:=-([.$B$22]+[.$D$3]-[.$B$23]-[.D14])" office:value-type="float" office:value="-17.64" calcext:value-type="float">
            <text:p>-17,64</text:p>
          </table:table-cell>
          <table:table-cell table:style-name="ce19" table:formula="of:=-([.$B$22]+[.$E$3]-[.$B$23]-[.E14])" office:value-type="float" office:value="-20.68" calcext:value-type="float">
            <text:p>-20,68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57.73" calcext:value-type="float">
            <text:p>-57,73</text:p>
          </table:table-cell>
          <table:table-cell table:style-name="ce7" office:value-type="float" office:value="-48.84" calcext:value-type="float">
            <text:p>-48,84</text:p>
          </table:table-cell>
          <table:table-cell table:style-name="ce7" office:value-type="float" office:value="-39.48" calcext:value-type="float">
            <text:p>-39,48</text:p>
          </table:table-cell>
          <table:table-cell table:style-name="ce7" office:value-type="float" office:value="-32.03" calcext:value-type="float">
            <text:p>-32,03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18.51" calcext:value-type="float">
            <text:p>-18,51</text:p>
          </table:table-cell>
          <table:table-cell table:style-name="ce19" table:formula="of:=-([.$B$22]+[.$C$3]-[.$B$23]-[.C15])" office:value-type="float" office:value="-19.62" calcext:value-type="float">
            <text:p>-19,62</text:p>
          </table:table-cell>
          <table:table-cell table:style-name="ce19" table:formula="of:=-([.$B$22]+[.$D$3]-[.$B$23]-[.D15])" office:value-type="float" office:value="-20.26" calcext:value-type="float">
            <text:p>-20,26</text:p>
          </table:table-cell>
          <table:table-cell table:style-name="ce19" table:formula="of:=-([.$B$22]+[.$E$3]-[.$B$23]-[.E15])" office:value-type="float" office:value="-22.81" calcext:value-type="float">
            <text:p>-22,81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61.05" calcext:value-type="float">
            <text:p>-61,05</text:p>
          </table:table-cell>
          <table:table-cell table:style-name="ce7" office:value-type="float" office:value="-51.45" calcext:value-type="float">
            <text:p>-51,45</text:p>
          </table:table-cell>
          <table:table-cell table:style-name="ce7" office:value-type="float" office:value="-42.42" calcext:value-type="float">
            <text:p>-42,42</text:p>
          </table:table-cell>
          <table:table-cell table:style-name="ce7" office:value-type="float" office:value="-34.61" calcext:value-type="float">
            <text:p>-34,61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1.83" calcext:value-type="float">
            <text:p>-21,83</text:p>
          </table:table-cell>
          <table:table-cell table:style-name="ce19" table:formula="of:=-([.$B$22]+[.$C$3]-[.$B$23]-[.C16])" office:value-type="float" office:value="-22.23" calcext:value-type="float">
            <text:p>-22,23</text:p>
          </table:table-cell>
          <table:table-cell table:style-name="ce19" table:formula="of:=-([.$B$22]+[.$D$3]-[.$B$23]-[.D16])" office:value-type="float" office:value="-23.2" calcext:value-type="float">
            <text:p>-23,20</text:p>
          </table:table-cell>
          <table:table-cell table:style-name="ce19" table:formula="of:=-([.$B$22]+[.$E$3]-[.$B$23]-[.E16])" office:value-type="float" office:value="-25.39" calcext:value-type="float">
            <text:p>-25,39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63.78" calcext:value-type="float">
            <text:p>-63,78</text:p>
          </table:table-cell>
          <table:table-cell table:style-name="ce7" office:value-type="float" office:value="-54.44" calcext:value-type="float">
            <text:p>-54,44</text:p>
          </table:table-cell>
          <table:table-cell table:style-name="ce7" office:value-type="float" office:value="-45.2" calcext:value-type="float">
            <text:p>-45,2</text:p>
          </table:table-cell>
          <table:table-cell table:style-name="ce7" office:value-type="float" office:value="-36.66" calcext:value-type="float">
            <text:p>-36,66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4.56" calcext:value-type="float">
            <text:p>-24,56</text:p>
          </table:table-cell>
          <table:table-cell table:style-name="ce19" table:formula="of:=-([.$B$22]+[.$C$3]-[.$B$23]-[.C17])" office:value-type="float" office:value="-25.22" calcext:value-type="float">
            <text:p>-25,22</text:p>
          </table:table-cell>
          <table:table-cell table:style-name="ce19" table:formula="of:=-([.$B$22]+[.$D$3]-[.$B$23]-[.D17])" office:value-type="float" office:value="-25.98" calcext:value-type="float">
            <text:p>-25,98</text:p>
          </table:table-cell>
          <table:table-cell table:style-name="ce19" table:formula="of:=-([.$B$22]+[.$E$3]-[.$B$23]-[.E17])" office:value-type="float" office:value="-27.44" calcext:value-type="float">
            <text:p>-27,44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65.31" calcext:value-type="float">
            <text:p>-65,31</text:p>
          </table:table-cell>
          <table:table-cell table:style-name="ce7" office:value-type="float" office:value="-56.54" calcext:value-type="float">
            <text:p>-56,54</text:p>
          </table:table-cell>
          <table:table-cell table:style-name="ce7" office:value-type="float" office:value="-47.62" calcext:value-type="float">
            <text:p>-47,62</text:p>
          </table:table-cell>
          <table:table-cell table:style-name="ce7" office:value-type="float" office:value="-39.14" calcext:value-type="float">
            <text:p>-39,14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26.09" calcext:value-type="float">
            <text:p>-26,09</text:p>
          </table:table-cell>
          <table:table-cell table:style-name="ce19" table:formula="of:=-([.$B$22]+[.$C$3]-[.$B$23]-[.C18])" office:value-type="float" office:value="-27.32" calcext:value-type="float">
            <text:p>-27,32</text:p>
          </table:table-cell>
          <table:table-cell table:style-name="ce19" table:formula="of:=-([.$B$22]+[.$D$3]-[.$B$23]-[.D18])" office:value-type="float" office:value="-28.4" calcext:value-type="float">
            <text:p>-28,40</text:p>
          </table:table-cell>
          <table:table-cell table:style-name="ce19" table:formula="of:=-([.$B$22]+[.$E$3]-[.$B$23]-[.E18])" office:value-type="float" office:value="-29.92" calcext:value-type="float">
            <text:p>-29,92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67.33" calcext:value-type="float">
            <text:p>-67,33</text:p>
          </table:table-cell>
          <table:table-cell table:style-name="ce7" office:value-type="float" office:value="-58.62" calcext:value-type="float">
            <text:p>-58,62</text:p>
          </table:table-cell>
          <table:table-cell table:style-name="ce7" office:value-type="float" office:value="-49.53" calcext:value-type="float">
            <text:p>-49,53</text:p>
          </table:table-cell>
          <table:table-cell table:style-name="ce7" office:value-type="float" office:value="-41.06" calcext:value-type="float">
            <text:p>-41,06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28.11" calcext:value-type="float">
            <text:p>-28,11</text:p>
          </table:table-cell>
          <table:table-cell table:style-name="ce19" table:formula="of:=-([.$B$22]+[.$C$3]-[.$B$23]-[.C19])" office:value-type="float" office:value="-29.4" calcext:value-type="float">
            <text:p>-29,40</text:p>
          </table:table-cell>
          <table:table-cell table:style-name="ce19" table:formula="of:=-([.$B$22]+[.$D$3]-[.$B$23]-[.D19])" office:value-type="float" office:value="-30.31" calcext:value-type="float">
            <text:p>-30,31</text:p>
          </table:table-cell>
          <table:table-cell table:style-name="ce19" table:formula="of:=-([.$B$22]+[.$E$3]-[.$B$23]-[.E19])" office:value-type="float" office:value="-31.84" calcext:value-type="float">
            <text:p>-31,84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78.36" calcext:value-type="float">
            <text:p>-78,36</text:p>
          </table:table-cell>
          <table:table-cell table:style-name="ce7" office:value-type="float" office:value="-72.52" calcext:value-type="float">
            <text:p>-72,52</text:p>
          </table:table-cell>
          <table:table-cell table:style-name="ce7" office:value-type="float" office:value="-69.32" calcext:value-type="float">
            <text:p>-69,32</text:p>
          </table:table-cell>
          <table:table-cell table:style-name="ce7" office:value-type="float" office:value="-63.82" calcext:value-type="float">
            <text:p>-63,82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39.14" calcext:value-type="float">
            <text:p>-39,14</text:p>
          </table:table-cell>
          <table:table-cell table:style-name="ce19" table:formula="of:=-([.$B$22]+[.$C$3]-[.$B$23]-[.C20])" office:value-type="float" office:value="-43.3" calcext:value-type="float">
            <text:p>-43,30</text:p>
          </table:table-cell>
          <table:table-cell table:style-name="ce19" table:formula="of:=-([.$B$22]+[.$D$3]-[.$B$23]-[.D20])" office:value-type="float" office:value="-50.1" calcext:value-type="float">
            <text:p>-50,10</text:p>
          </table:table-cell>
          <table:table-cell table:style-name="ce19" table:formula="of:=-([.$B$22]+[.$E$3]-[.$B$23]-[.E20])" office:value-type="float" office:value="-54.6" calcext:value-type="float">
            <text:p>-54,6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9.22" calcext:value-type="float">
            <text:p>-9,22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4cm" table:end-y="0.158cm" draw:z-index="0" draw:name="Chart 1" draw:style-name="gr1" draw:text-style-name="P1" svg:width="20.16cm" svg:height="14.657cm" svg:x="1.535cm" svg:y="0.267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0.377cm" table:end-y="0.396cm" draw:z-index="1" draw:name="Chart 2" draw:style-name="gr1" draw:text-style-name="P1" svg:width="13.358cm" svg:height="13.572cm" svg:x="0.081cm" svg:y="0.15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6:46:50.742853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11-09T17:33:30.246847776</dc:date>
    <meta:editing-duration>PT1M48S</meta:editing-duration>
    <meta:editing-cycles>1</meta:editing-cycles>
    <meta:document-statistic meta:table-count="1" meta:cell-count="184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8cm" svg:width="18.3cm" svg:height="11.916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9" chart:values-cell-range-address="Hoja1.I5:Hoja1.I20" loext:label-string="&quot;GTX = 5 dB&quot;" chart:class="chart:scatter">
            <chart:data-point chart:repeated="16"/>
          </chart:series>
          <chart:series chart:style-name="ch10" chart:values-cell-range-address="Hoja1.J5:Hoja1.J20" loext:label-string="&quot;GTX = 10 dB&quot;" chart:class="chart:scatter">
            <chart:data-point chart:repeated="16"/>
          </chart:series>
          <chart:series chart:style-name="ch11" chart:values-cell-range-address="Hoja1.K5:Hoja1.K20" loext:label-string="&quot;GTX = 15 dB&quot;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9.33">
                <text:p>-9.33</text:p>
                <draw:g>
                  <svg:desc>Hoja1.H5:Hoja1.H20</svg:desc>
                </draw:g>
              </table:table-cell>
              <table:table-cell office:value-type="float" office:value="-7.65">
                <text:p>-7.65</text:p>
                <draw:g>
                  <svg:desc>Hoja1.I5:Hoja1.I20</svg:desc>
                </draw:g>
              </table:table-cell>
              <table:table-cell office:value-type="float" office:value="-6.38">
                <text:p>-6.38</text:p>
                <draw:g>
                  <svg:desc>Hoja1.J5:Hoja1.J20</svg:desc>
                </draw:g>
              </table:table-cell>
              <table:table-cell office:value-type="float" office:value="-9.34">
                <text:p>-9.34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.92">
                <text:p>-3.92</text:p>
              </table:table-cell>
              <table:table-cell office:value-type="float" office:value="-4.23">
                <text:p>-4.23</text:p>
              </table:table-cell>
              <table:table-cell office:value-type="float" office:value="-4.7">
                <text:p>-4.7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3.8">
                <text:p>-3.8</text:p>
              </table:table-cell>
              <table:table-cell office:value-type="float" office:value="-4.05">
                <text:p>-4.05</text:p>
              </table:table-cell>
              <table:table-cell office:value-type="float" office:value="-4.28">
                <text:p>-4.28</text:p>
              </table:table-cell>
              <table:table-cell office:value-type="float" office:value="-9.58">
                <text:p>-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3.68">
                <text:p>-3.68</text:p>
              </table:table-cell>
              <table:table-cell office:value-type="float" office:value="-4.11">
                <text:p>-4.11</text:p>
              </table:table-cell>
              <table:table-cell office:value-type="float" office:value="-4.37">
                <text:p>-4.37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.14">
                <text:p>-4.14</text:p>
              </table:table-cell>
              <table:table-cell office:value-type="float" office:value="-4.41">
                <text:p>-4.41</text:p>
              </table:table-cell>
              <table:table-cell office:value-type="float" office:value="-4.62">
                <text:p>-4.62</text:p>
              </table:table-cell>
              <table:table-cell office:value-type="float" office:value="-9.89">
                <text:p>-9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.49">
                <text:p>-4.49</text:p>
              </table:table-cell>
              <table:table-cell office:value-type="float" office:value="-4.88">
                <text:p>-4.88</text:p>
              </table:table-cell>
              <table:table-cell office:value-type="float" office:value="-5.17">
                <text:p>-5.17</text:p>
              </table:table-cell>
              <table:table-cell office:value-type="float" office:value="-10.11">
                <text:p>-1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8.22">
                <text:p>-8.22</text:p>
              </table:table-cell>
              <table:table-cell office:value-type="float" office:value="-8.99">
                <text:p>-8.99</text:p>
              </table:table-cell>
              <table:table-cell office:value-type="float" office:value="-9.38">
                <text:p>-9.38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3.23">
                <text:p>-13.23</text:p>
              </table:table-cell>
              <table:table-cell office:value-type="float" office:value="-14.12">
                <text:p>-14.12</text:p>
              </table:table-cell>
              <table:table-cell office:value-type="float" office:value="-12.68">
                <text:p>-12.68</text:p>
              </table:table-cell>
              <table:table-cell office:value-type="float" office:value="-17.86">
                <text:p>-1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4.35">
                <text:p>-14.35</text:p>
              </table:table-cell>
              <table:table-cell office:value-type="float" office:value="-15.1">
                <text:p>-15.1</text:p>
              </table:table-cell>
              <table:table-cell office:value-type="float" office:value="-15.78">
                <text:p>-15.78</text:p>
              </table:table-cell>
              <table:table-cell office:value-type="float" office:value="-18.65">
                <text:p>-18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5.86">
                <text:p>-15.86</text:p>
              </table:table-cell>
              <table:table-cell office:value-type="float" office:value="-17.01">
                <text:p>-17.01</text:p>
              </table:table-cell>
              <table:table-cell office:value-type="float" office:value="-17.64">
                <text:p>-17.64</text:p>
              </table:table-cell>
              <table:table-cell office:value-type="float" office:value="-20.68">
                <text:p>-20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18.51">
                <text:p>-18.51</text:p>
              </table:table-cell>
              <table:table-cell office:value-type="float" office:value="-19.62">
                <text:p>-19.62</text:p>
              </table:table-cell>
              <table:table-cell office:value-type="float" office:value="-20.26">
                <text:p>-20.26</text:p>
              </table:table-cell>
              <table:table-cell office:value-type="float" office:value="-22.81">
                <text:p>-2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1.83">
                <text:p>-21.83</text:p>
              </table:table-cell>
              <table:table-cell office:value-type="float" office:value="-22.23">
                <text:p>-22.23</text:p>
              </table:table-cell>
              <table:table-cell office:value-type="float" office:value="-23.2">
                <text:p>-23.2</text:p>
              </table:table-cell>
              <table:table-cell office:value-type="float" office:value="-25.39">
                <text:p>-25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4.56">
                <text:p>-24.56</text:p>
              </table:table-cell>
              <table:table-cell office:value-type="float" office:value="-25.22">
                <text:p>-25.22</text:p>
              </table:table-cell>
              <table:table-cell office:value-type="float" office:value="-25.98">
                <text:p>-25.98</text:p>
              </table:table-cell>
              <table:table-cell office:value-type="float" office:value="-27.44">
                <text:p>-27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26.09">
                <text:p>-26.09</text:p>
              </table:table-cell>
              <table:table-cell office:value-type="float" office:value="-27.32">
                <text:p>-27.32</text:p>
              </table:table-cell>
              <table:table-cell office:value-type="float" office:value="-28.4">
                <text:p>-28.4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28.11">
                <text:p>-28.11</text:p>
              </table:table-cell>
              <table:table-cell office:value-type="float" office:value="-29.4">
                <text:p>-29.4</text:p>
              </table:table-cell>
              <table:table-cell office:value-type="float" office:value="-30.31">
                <text:p>-30.31</text:p>
              </table:table-cell>
              <table:table-cell office:value-type="float" office:value="-31.84">
                <text:p>-31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39.14">
                <text:p>-39.14</text:p>
              </table:table-cell>
              <table:table-cell office:value-type="float" office:value="-43.3">
                <text:p>-43.3</text:p>
              </table:table-cell>
              <table:table-cell office:value-type="float" office:value="-50.1">
                <text:p>-50.1</text:p>
              </table:table-cell>
              <table:table-cell office:value-type="float" office:value="-54.6">
                <text:p>-5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61cm" svg:height="13.573cm" xlink:href=".." xlink:type="simple" chart:class="chart:scatter" chart:style-name="ch1">
        <chart:legend chart:legend-position="bottom" svg:x="1.762cm" svg:y="13.001cm" style:legend-expansion="wide" chart:style-name="ch2"/>
        <chart:plot-area chart:style-name="ch3" table:cell-range-address="Hoja1.A5:Hoja1.E20" chart:data-source-has-labels="row" svg:x="1.327cm" svg:y="0.271cm" svg:width="11.767cm" svg:height="11.245cm">
          <chartooo:coordinate-region svg:x="1.957cm" svg:y="0.458cm" svg:width="10.713cm" svg:height="10.873cm"/>
          <chart:axis chart:dimension="x" chart:name="primary-x" chart:style-name="ch4">
            <chart:title svg:x="5.796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8.55">
                <text:p>-48.55</text:p>
                <draw:g>
                  <svg:desc>Hoja1.B5:Hoja1.B20</svg:desc>
                </draw:g>
              </table:table-cell>
              <table:table-cell office:value-type="float" office:value="-36.87">
                <text:p>-36.87</text:p>
                <draw:g>
                  <svg:desc>Hoja1.C5:Hoja1.C20</svg:desc>
                </draw:g>
              </table:table-cell>
              <table:table-cell office:value-type="float" office:value="-25.6">
                <text:p>-25.6</text:p>
                <draw:g>
                  <svg:desc>Hoja1.D5:Hoja1.D20</svg:desc>
                </draw:g>
              </table:table-cell>
              <table:table-cell office:value-type="float" office:value="-18.56">
                <text:p>-18.56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3.14">
                <text:p>-43.14</text:p>
              </table:table-cell>
              <table:table-cell office:value-type="float" office:value="-33.45">
                <text:p>-33.45</text:p>
              </table:table-cell>
              <table:table-cell office:value-type="float" office:value="-23.92">
                <text:p>-23.92</text:p>
              </table:table-cell>
              <table:table-cell office:value-type="float" office:value="-18.11">
                <text:p>-1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3.02">
                <text:p>-43.02</text:p>
              </table:table-cell>
              <table:table-cell office:value-type="float" office:value="-33.27">
                <text:p>-33.27</text:p>
              </table:table-cell>
              <table:table-cell office:value-type="float" office:value="-23.5">
                <text:p>-23.5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2.9">
                <text:p>-42.9</text:p>
              </table:table-cell>
              <table:table-cell office:value-type="float" office:value="-33.33">
                <text:p>-33.33</text:p>
              </table:table-cell>
              <table:table-cell office:value-type="float" office:value="-23.59">
                <text:p>-23.59</text:p>
              </table:table-cell>
              <table:table-cell office:value-type="float" office:value="-18.96">
                <text:p>-18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3.36">
                <text:p>-43.36</text:p>
              </table:table-cell>
              <table:table-cell office:value-type="float" office:value="-33.63">
                <text:p>-33.63</text:p>
              </table:table-cell>
              <table:table-cell office:value-type="float" office:value="-23.84">
                <text:p>-23.84</text:p>
              </table:table-cell>
              <table:table-cell office:value-type="float" office:value="-19.11">
                <text:p>-19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3.71">
                <text:p>-43.71</text:p>
              </table:table-cell>
              <table:table-cell office:value-type="float" office:value="-34.1">
                <text:p>-34.1</text:p>
              </table:table-cell>
              <table:table-cell office:value-type="float" office:value="-24.39">
                <text:p>-24.39</text:p>
              </table:table-cell>
              <table:table-cell office:value-type="float" office:value="-19.33">
                <text:p>-19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7.44">
                <text:p>-47.44</text:p>
              </table:table-cell>
              <table:table-cell office:value-type="float" office:value="-38.21">
                <text:p>-38.21</text:p>
              </table:table-cell>
              <table:table-cell office:value-type="float" office:value="-28.6">
                <text:p>-28.6</text:p>
              </table:table-cell>
              <table:table-cell office:value-type="float" office:value="-22.37">
                <text:p>-22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2.45">
                <text:p>-52.45</text:p>
              </table:table-cell>
              <table:table-cell office:value-type="float" office:value="-43.34">
                <text:p>-43.34</text:p>
              </table:table-cell>
              <table:table-cell office:value-type="float" office:value="-31.9">
                <text:p>-31.9</text:p>
              </table:table-cell>
              <table:table-cell office:value-type="float" office:value="-27.08">
                <text:p>-27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3.57">
                <text:p>-53.57</text:p>
              </table:table-cell>
              <table:table-cell office:value-type="float" office:value="-44.32">
                <text:p>-44.32</text:p>
              </table:table-cell>
              <table:table-cell office:value-type="float" office:value="-35">
                <text:p>-35</text:p>
              </table:table-cell>
              <table:table-cell office:value-type="float" office:value="-27.87">
                <text:p>-27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5.08">
                <text:p>-55.08</text:p>
              </table:table-cell>
              <table:table-cell office:value-type="float" office:value="-46.23">
                <text:p>-46.23</text:p>
              </table:table-cell>
              <table:table-cell office:value-type="float" office:value="-36.86">
                <text:p>-36.86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57.73">
                <text:p>-57.73</text:p>
              </table:table-cell>
              <table:table-cell office:value-type="float" office:value="-48.84">
                <text:p>-48.84</text:p>
              </table:table-cell>
              <table:table-cell office:value-type="float" office:value="-39.48">
                <text:p>-39.48</text:p>
              </table:table-cell>
              <table:table-cell office:value-type="float" office:value="-32.03">
                <text:p>-32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1.05">
                <text:p>-61.05</text:p>
              </table:table-cell>
              <table:table-cell office:value-type="float" office:value="-51.45">
                <text:p>-51.45</text:p>
              </table:table-cell>
              <table:table-cell office:value-type="float" office:value="-42.42">
                <text:p>-42.42</text:p>
              </table:table-cell>
              <table:table-cell office:value-type="float" office:value="-34.61">
                <text:p>-34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3.78">
                <text:p>-63.78</text:p>
              </table:table-cell>
              <table:table-cell office:value-type="float" office:value="-54.44">
                <text:p>-54.44</text:p>
              </table:table-cell>
              <table:table-cell office:value-type="float" office:value="-45.2">
                <text:p>-45.2</text:p>
              </table:table-cell>
              <table:table-cell office:value-type="float" office:value="-36.66">
                <text:p>-36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5.31">
                <text:p>-65.31</text:p>
              </table:table-cell>
              <table:table-cell office:value-type="float" office:value="-56.54">
                <text:p>-56.54</text:p>
              </table:table-cell>
              <table:table-cell office:value-type="float" office:value="-47.62">
                <text:p>-47.62</text:p>
              </table:table-cell>
              <table:table-cell office:value-type="float" office:value="-39.14">
                <text:p>-39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67.33">
                <text:p>-67.33</text:p>
              </table:table-cell>
              <table:table-cell office:value-type="float" office:value="-58.62">
                <text:p>-58.62</text:p>
              </table:table-cell>
              <table:table-cell office:value-type="float" office:value="-49.53">
                <text:p>-49.53</text:p>
              </table:table-cell>
              <table:table-cell office:value-type="float" office:value="-41.06">
                <text:p>-41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78.36">
                <text:p>-78.36</text:p>
              </table:table-cell>
              <table:table-cell office:value-type="float" office:value="-72.52">
                <text:p>-72.52</text:p>
              </table:table-cell>
              <table:table-cell office:value-type="float" office:value="-69.32">
                <text:p>-69.32</text:p>
              </table:table-cell>
              <table:table-cell office:value-type="float" office:value="-63.82">
                <text:p>-63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